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c4512" fo:background-color="#fffff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e2138" fo:background-color="#ffffff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rsid="0020591a" officeooo:paragraph-rsid="001f45a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8pt" fo:letter-spacing="normal" fo:font-style="normal" fo:font-weight="normal" officeooo:paragraph-rsid="0028c6c5" fo:background-color="#ffffff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2f41c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471d6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bold" officeooo:paragraph-rsid="001c4512" fo:background-color="transparent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37d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rsid="003bd2d7" officeooo:paragraph-rsid="003bd2d7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9999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55308d" style:font-name="verdana" fo:font-size="8pt" fo:letter-spacing="normal" fo:font-style="normal" fo:font-weight="normal" officeooo:paragraph-rsid="003e5c1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7dfb5" officeooo:paragraph-rsid="003f99c7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officeooo:rsid="002471d6"/>
    </style:style>
    <style:style style:name="T6" style:family="text">
      <style:text-properties fo:color="#000000" officeooo:rsid="0022f41c"/>
    </style:style>
    <style:style style:name="T7" style:family="text">
      <style:text-properties officeooo:rsid="0027dfb5"/>
    </style:style>
    <style:style style:name="T8" style:family="text">
      <style:text-properties officeooo:rsid="0028b29c"/>
    </style:style>
    <style:style style:name="T9" style:family="text">
      <style:text-properties officeooo:rsid="001c4512"/>
    </style:style>
    <style:style style:name="T10" style:family="text">
      <style:text-properties officeooo:rsid="000fe766"/>
    </style:style>
    <style:style style:name="T11" style:family="text">
      <style:text-properties officeooo:rsid="001face6"/>
    </style:style>
    <style:style style:name="T12" style:family="text">
      <style:text-properties officeooo:rsid="002256a8"/>
    </style:style>
    <style:style style:name="T13" style:family="text">
      <style:text-properties fo:color="#c9211e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c9211e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c9211e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99999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7d494"/>
    </style:style>
    <style:style style:name="T19" style:family="text">
      <style:text-properties officeooo:rsid="003ab4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penocd -f board/stm32f4discovery.cfg -c "program /home/evg/Stm32CubeIDE/STM32F407-DISCOVERY_W5500_INTRON/build/11_Converter_F407_INTRON_DT.bin 0x08000000 reset"</text:p>
      <text:p text:style-name="P1"/>
      <text:p text:style-name="P21">openocd -f interface/stlink.cfg -f board/stm32f4discovery.cfg -c "program /home/evg/Stm32CubeIDE/STM32F407-DISCOVERY_W5500_INTRON/build/11_Converter_F407_INTRON_DT.bin 0x08000000 reset"</text:p>
      <text:p text:style-name="P20"/>
      <text:p text:style-name="P1"/>
      <text:p text:style-name="P1">openocd -f board/stm32f4discovery.cfg</text:p>
      <text:p text:style-name="P2"><text:bookmark-start text:name="__DdeLink__548_3123639464"/><text:span text:style-name="T10">a</text:span>rm-none-eabi-gdb-<text:span text:style-name="T11">py </text:span><text:bookmark-end text:name="__DdeLink__548_3123639464"/><text:span text:style-name="T11"><text:s/></text:span><text:span text:style-name="T12">(в другой консоли)</text:span></text:p>
      <text:p text:style-name="P5">(gdb) target remote localhost:3333</text:p>
      <text:p text:style-name="P3">(gdb) <text:span text:style-name="T7">file /home/evg/Stm32CubeIDE/STM32F407-DISCOVERY_W5500_INTRON/build/11_Converter_F407_INTRON_DT.</text:span><text:span text:style-name="T8">elf</text:span></text:p>
      <text:p text:style-name="P19">/home/evg/SOFT/Github/Stm32CubeIde/STM32F407-DISCOVERY_W5500_INTRON/build/<text:span text:style-name="T7">11_Converter_F407_INTRON_DT.</text:span><text:span text:style-name="T8">elf</text:span></text:p>
      <text:p text:style-name="P22">file /home/evg/Stm32CubeIDE/STM32F407-DISCOVERY_W5500_INTRON/build_debug/11_Converter_F407_INTRON_DT.elf</text:p>
      <text:p text:style-name="P3"/>
      <text:p text:style-name="P3">(gdb) <text:span text:style-name="T9">load</text:span></text:p>
      <text:p text:style-name="P3">(gdb) i file <text:s/><text:span text:style-name="T1"><text:s/></text:span><text:span text:style-name="T6">(информация о файле)</text:span></text:p>
      <text:p text:style-name="P10"><text:span text:style-name="T13">(gdb) i b </text:span><text:span text:style-name="T2"><text:s/></text:span><text:span text:style-name="T4">(точки останова)</text:span></text:p>
      <text:p text:style-name="P10"><text:span text:style-name="T14">(gdb) i r <text:s/></text:span><text:span text:style-name="T3">(регистры)</text:span></text:p>
      <text:p text:style-name="P3">(gdb) b main <text:s text:c="2"/><text:span text:style-name="T5">создание точки</text:span></text:p>
      <text:p text:style-name="P3">(gdb) b httpServer_run</text:p>
      <text:p text:style-name="P3"/>
      <text:p text:style-name="P8">Способы расстановки breakpoints</text:p>
      <text:p text:style-name="P14">b func_name</text:p>
      <text:p text:style-name="P14">b *func_name+offset</text:p>
      <text:p text:style-name="P14">b *address</text:p>
      <text:p text:style-name="P14">info break</text:p>
      <text:p text:style-name="P14">disable/enable breakpoint_number</text:p>
      <text:p text:style-name="P14">delete breakpoint_number</text:p>
      <text:p text:style-name="P14">ignore breakpoint_number n <text:s/>// <text:s/>остановится на этой точке пройдя ее n раз</text:p>
      <text:p text:style-name="P3"/>
      <text:p text:style-name="P14">Продолжить выполнение до следующего breakpoint-а</text:p>
      <text:p text:style-name="P3">continue | c</text:p>
      <text:p text:style-name="P3"/>
      <text:p text:style-name="P9">делее нажимаем перезагрузку и код встанет на main</text:p>
      <text:p text:style-name="P11"><text:span text:style-name="T15">(gdb) bt <text:s/></text:span><text:span text:style-name="T3">стек вызовов</text:span></text:p>
      <text:p text:style-name="P4"/>
      <text:p text:style-name="P9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4">record <text:s/><text:span text:style-name="T16">the current architecture doesn't support record function</text:span></text:p>
      <text:p text:style-name="P9">После этого станут доступны следующие команды</text:p>
      <text:p text:style-name="P4">reverse-step</text:p>
      <text:p text:style-name="P4">reverse-next</text:p>
      <text:p text:style-name="P4"/>
      <text:p text:style-name="P13">break или b - создание точки останова;</text:p>
      <text:p text:style-name="P13">info или i - вывести информацию, доступные значения: break, registers, frame, locals, args;</text:p>
      <text:p text:style-name="P18">run или r - запустить программу; // <text:span text:style-name="T9">не поддерживается</text:span></text:p>
      <text:p text:style-name="P13">continue или c - продолжить выполнение программы после точки останова;</text:p>
      <text:p text:style-name="P13">step или s - выполнить следующую строчку программы с заходом в функцию;</text:p>
      <text:p text:style-name="P13">next или n - выполнить следующую строчку без захода в функцию;</text:p>
      <text:p text:style-name="P13">print или p - вывести значение переменной;</text:p>
      <text:p text:style-name="P13">backtrace или bt - вывести стек вызовов;</text:p>
      <text:p text:style-name="P13">x - просмотр содержимого памяти по адресу;</text:p>
      <text:p text:style-name="P12">ptype - просмотр типа переменной;</text:p>
      <text:p text:style-name="P12">h или help - просмотр справки по команде;</text:p>
      <text:p text:style-name="P12">q или quit - выход из программы.</text:p>
      <text:p text:style-name="P12"/>
      <text:p text:style-name="P12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16">(gdb) break 11 if var1==20</text:p>
      <text:p text:style-name="P16"/>
      <text:p text:style-name="P14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16">(gdb) print var1+30</text:p>
      <text:p text:style-name="P16">(gdb) print $2</text:p>
      <text:p text:style-name="P16"/>
      <text:p text:style-name="P14">С помощью команды set можно изменить значение переменной прямо во время выполнения программы. Например:</text:p>
      <text:p text:style-name="P16">(gdb) set var2 = 20</text:p>
      <text:p text:style-name="P16"/>
      <text:p text:style-name="P14">С помощью команды ptype вы можете вывести тип переменной. Например:</text:p>
      <text:p text:style-name="P16">(gdb) ptype var2</text:p>
      <text:p text:style-name="P16"/>
      <text:p text:style-name="P15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<text:span text:style-name="T18">В</text:span>ы можете вывести адреса всех переменных в памяти с помощью </text:p>
      <text:p text:style-name="P15">символа &amp;. Например:</text:p>
      <text:p text:style-name="P16">(gdb) print &amp;argc</text:p>
      <text:p text:style-name="P16">(gdb) print &amp;var1</text:p>
      <text:p text:style-name="P16">(gdb) print &amp;buffer</text:p>
      <text:p text:style-name="P16"><text:soft-page-break/></text:p>
      <text:p text:style-name="P16"><text:span text:style-name="T17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7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14"/>
      <text:p text:style-name="P3">o - восьмиричный;</text:p>
      <text:p text:style-name="P3">x - шестнадцатиричный;</text:p>
      <text:p text:style-name="P3">d - десятичный;</text:p>
      <text:p text:style-name="P3">f - число с плавающей запятой;</text:p>
      <text:p text:style-name="P3">i - инструкция процессора;</text:p>
      <text:p text:style-name="P3">с - символ;</text:p>
      <text:p text:style-name="P3">s - строка.</text:p>
      <text:p text:style-name="P3">Также можно указать размер выводимого блока:</text:p>
      <text:p text:style-name="P3"/>
      <text:p text:style-name="P3">b - байт;</text:p>
      <text:p text:style-name="P3">h - полуслово (два байта);</text:p>
      <text:p text:style-name="P3">w - слово (четыре байта);</text:p>
      <text:p text:style-name="P3">g - восемь байт;</text:p>
      <text:p text:style-name="P6">(gdb) x/wd &amp;var2</text:p>
      <text:p text:style-name="P6"/>
      <text:p text:style-name="P14">Ещё можно указать количество блоков, которые надо выводить, например два:</text:p>
      <text:p text:style-name="P16">(gdb) x/2wd &amp;var2</text:p>
      <text:p text:style-name="P16"/>
      <text:p text:style-name="P14">Получение списка функций</text:p>
      <text:p text:style-name="P16">info functions | i func</text:p>
      <text:p text:style-name="P16"/>
      <text:p text:style-name="P14">Для отображения значения по указанному адресу используется команда x, где через "/" указывается формат вывода</text:p>
      <text:p text:style-name="P16">x/i - инструкция</text:p>
      <text:p text:style-name="P16">x/x – hex <text:s text:c="2"/><text:span text:style-name="T19">(x/8x)</text:span></text:p>
      <text:p text:style-name="P16">x/s - строка</text:p>
      <text:p text:style-name="P16">x/a – адрес</text:p>
      <text:p text:style-name="P16"/>
      <text:p text:style-name="P14">а также размер вывода</text:p>
      <text:p text:style-name="P16">x/b - 8-bit</text:p>
      <text:p text:style-name="P16">x/h - 16-bit</text:p>
      <text:p text:style-name="P16">x/w - 32-bit</text:p>
      <text:p text:style-name="P16">x/g – 64-bit</text:p>
      <text:p text:style-name="P16"/>
      <text:p text:style-name="P17">Собирать без оптимизации с ключами -g -O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44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2T10:27:09.655682243</dc:date>
    <meta:editing-duration>P1DT8H25M1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86" meta:word-count="570" meta:character-count="4181" meta:non-whitespace-character-count="3680"/>
  </office:meta>
</office:document-meta>
</file>